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weight="normal" style:font-weight-asian="normal" style:font-weight-complex="normal"/>
    </style:style>
    <style:style style:name="P2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text-position="0% 100%"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bold" style:font-weight-asian="bold" style:font-weight-complex="bold"/>
    </style:style>
    <style:style style:name="T1" style:family="text">
      <style:text-properties style:text-position="sub 58%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nomial Theorem</text:p>
      <text:p text:style-name="P1"/>
      <text:p text:style-name="P1">If <text:span text:style-name="T2">x</text:span><text:span text:style-name="T3"> and </text:span><text:span text:style-name="T2">y</text:span><text:span text:style-name="T3"> are variables and n is a positive integer, then</text:span></text:p>
      <text:p text:style-name="P2"><draw:frame draw:style-name="fr1" draw:name="Object1" text:anchor-type="as-char" svg:y="-0.713cm" svg:width="13.871cm" svg:height="1.13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><text:span text:style-name="T3">The coefficient of x</text:span><text:span text:style-name="T4">k</text:span><text:span text:style-name="T3">y</text:span><text:span text:style-name="T4">n-k</text:span><text:span text:style-name="T3"> in the expansion (x+y)</text:span><text:span text:style-name="T4">n</text:span><text:span text:style-name="T3"> is </text:span><text:span text:style-name="T3"><draw:frame draw:style-name="fr1" draw:name="Object2" text:anchor-type="as-char" svg:y="-0.437cm" svg:width="0.64cm" svg:height="0.59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, and is called the binomial coefficient. </text:span></text:p>
      <text:p text:style-name="P2"/>
      <text:p text:style-name="P2">Multinomial theorem</text:p>
      <text:p text:style-name="P1"><text:span text:style-name="T3">If x</text:span><text:span text:style-name="T1">i</text:span><text:span text:style-name="T3">, x</text:span><text:span text:style-name="T1">2</text:span><text:span text:style-name="T3">, …, x</text:span><text:span text:style-name="T1">t</text:span><text:span text:style-name="T3"> are variables and n is a positive integer, then</text:span></text:p>
      <text:p text:style-name="P1"><text:span text:style-name="T3">the coefficient of x</text:span><text:span text:style-name="T1">i</text:span><text:span text:style-name="T4">n</text:span><text:span text:style-name="T3"> (x</text:span><text:span text:style-name="T1">i</text:span><text:span text:style-name="T3"> + <text:s/>x</text:span><text:span text:style-name="T1">2</text:span><text:span text:style-name="T3"> + … + x</text:span><text:span text:style-name="T1">t</text:span><text:span text:style-name="T3">)</text:span><text:span text:style-name="T4">n </text:span><text:span text:style-name="T3"><text:s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15T07:58:06</meta:creation-date>
    <dc:date>2012-09-21T06:43:20</dc:date>
    <dc:creator>Kempa </dc:creator>
    <meta:editing-duration>PT1H12M50S</meta:editing-duration>
    <meta:editing-cycles>2</meta:editing-cycles>
    <meta:generator>LibreOffice/3.5$Linux_x86 LibreOffice_project/350m1$Build-2</meta:generator>
    <meta:document-statistic meta:table-count="0" meta:image-count="0" meta:object-count="2" meta:page-count="1" meta:paragraph-count="7" meta:word-count="58" meta:character-count="299" meta:non-whitespace-character-count="241"/>
  </office:meta>
</office:document-meta>
</file>

<file path=Object 1/content.xml><?xml version="1.0" encoding="utf-8"?>
<math xmlns="http://www.w3.org/1998/Math/MathML">
  <semantics>
    <mrow>
      <mrow>
        <msup>
          <mrow>
            <mo stretchy="false">(</mo>
            <mrow>
              <mrow>
                <mi>x</mi>
                <mo stretchy="false">+</mo>
                <mi>y</mi>
              </mrow>
            </mrow>
            <mo stretchy="false">)</mo>
          </mrow>
          <mi>n</mi>
        </msup>
        <mo stretchy="false">=</mo>
        <msubsup>
          <mi>C</mi>
          <mn>0</mn>
          <mi>n</mi>
        </msubsup>
      </mrow>
      <msup>
        <mi>x</mi>
        <mn>0</mn>
      </msup>
      <mrow>
        <msup>
          <mi>y</mi>
          <mi>n</mi>
        </msup>
        <mo stretchy="false">+</mo>
        <msubsup>
          <mi>C</mi>
          <mn>1</mn>
          <mi>n</mi>
        </msubsup>
      </mrow>
      <msup>
        <mi>x</mi>
        <mn>1</mn>
      </msup>
      <mrow>
        <msup>
          <mi>y</mi>
          <mrow>
            <mrow>
              <mi>n</mi>
              <mo stretchy="false">−</mo>
              <mn>1</mn>
            </mrow>
          </mrow>
        </msup>
        <mo stretchy="false">+</mo>
        <msubsup>
          <mi>C</mi>
          <mn>2</mn>
          <mi>n</mi>
        </msubsup>
      </mrow>
      <msup>
        <mi>x</mi>
        <mn>2</mn>
      </msup>
      <mrow>
        <mrow>
          <msup>
            <mi>y</mi>
            <mrow>
              <mrow>
                <mi>n</mi>
                <mo stretchy="false">−</mo>
                <mn>2</mn>
              </mrow>
            </mrow>
          </msup>
          <mo stretchy="false">+</mo>
          <mn>...</mn>
        </mrow>
        <mo stretchy="false">+</mo>
        <msubsup>
          <mi>C</mi>
          <mrow>
            <mrow>
              <mi>n</mi>
              <mo stretchy="false">−</mo>
              <mn>1</mn>
            </mrow>
          </mrow>
          <mi>n</mi>
        </msubsup>
      </mrow>
      <msup>
        <mi>x</mi>
        <mrow>
          <mrow>
            <mi>n</mi>
            <mo stretchy="false">−</mo>
            <mn>1</mn>
          </mrow>
        </mrow>
      </msup>
      <mrow>
        <msup>
          <mi>y</mi>
          <mn>1</mn>
        </msup>
        <mo stretchy="false">+</mo>
        <msubsup>
          <mi>C</mi>
          <mi>n</mi>
          <mi>n</mi>
        </msubsup>
      </mrow>
      <msup>
        <mi>x</mi>
        <mi>n</mi>
      </msup>
      <mrow>
        <msup>
          <mi>y</mi>
          <mn>0</mn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sup>
            <mi>C</mi>
            <mi>k</mi>
            <mi>n</mi>
          </msubsup>
        </mrow>
      </mrow>
      <msup>
        <mi>x</mi>
        <mi>k</mi>
      </msup>
      <msup>
        <mi>y</mi>
        <mrow>
          <mrow>
            <mi>n</mi>
            <mo stretchy="false">−</mo>
            <mi>k</mi>
          </mrow>
        </mrow>
      </msup>
    </mrow>
    <annotation encoding="StarMath 5.0">(x + y)^n = C^n_0 x^0 y^n + C^n_1 x^1 y^{n-1} + C^n_2 x^2 y^{n-2} + ... + C^n_{n-1} x^{n-1} y^1 + C^n_n x^n y^0 = sum from k = 0 to n C^n_k x^k y^{n-k}</annotation>
  </semantics>
</math>
</file>

<file path=Object 2/content.xml><?xml version="1.0" encoding="utf-8"?>
<math xmlns="http://www.w3.org/1998/Math/MathML">
  <semantics>
    <mrow>
      <msubsup>
        <mi>C</mi>
        <mi>k</mi>
        <mi>n</mi>
      </msubsup>
    </mrow>
    <annotation encoding="StarMath 5.0">C^n_k</annotation>
  </semantics>
</math>
</file>